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9d17" officeooo:paragraph-rsid="00189d17"/>
    </style:style>
    <style:style style:name="P2" style:family="paragraph" style:parent-style-name="Standard">
      <style:text-properties officeooo:rsid="00190fde" officeooo:paragraph-rsid="00190fde"/>
    </style:style>
    <style:style style:name="P3" style:family="paragraph" style:parent-style-name="Standard">
      <style:text-properties fo:font-size="16pt" officeooo:rsid="0019f374" officeooo:paragraph-rsid="0019f374" style:font-size-asian="16pt" style:font-size-complex="16pt"/>
    </style:style>
    <style:style style:name="P4" style:family="paragraph" style:parent-style-name="Standard">
      <style:text-properties fo:font-size="16pt" officeooo:rsid="0019f374" officeooo:paragraph-rsid="001ab85a" style:font-size-asian="16pt" style:font-size-complex="16pt"/>
    </style:style>
    <style:style style:name="P5" style:family="paragraph" style:parent-style-name="Standard">
      <style:text-properties fo:font-size="16pt" officeooo:rsid="0019f374" officeooo:paragraph-rsid="001ed996" style:font-size-asian="16pt" style:font-size-complex="16pt"/>
    </style:style>
    <style:style style:name="P6" style:family="paragraph" style:parent-style-name="Standard">
      <style:text-properties fo:font-size="16pt" officeooo:rsid="001bd3e1" officeooo:paragraph-rsid="001bd3e1" style:font-size-asian="16pt" style:font-size-complex="16pt"/>
    </style:style>
    <style:style style:name="P7" style:family="paragraph" style:parent-style-name="Standard">
      <style:text-properties fo:font-size="16pt" officeooo:rsid="001c4b37" officeooo:paragraph-rsid="001c4b37" style:font-size-asian="16pt" style:font-size-complex="16pt"/>
    </style:style>
    <style:style style:name="P8" style:family="paragraph" style:parent-style-name="Standard">
      <style:text-properties fo:font-size="16pt" officeooo:rsid="001cf072" officeooo:paragraph-rsid="001cf072" style:font-size-asian="16pt" style:font-size-complex="16pt"/>
    </style:style>
    <style:style style:name="P9" style:family="paragraph" style:parent-style-name="Standard">
      <style:text-properties fo:font-size="16pt" officeooo:rsid="001ed996" officeooo:paragraph-rsid="001ed996" style:font-size-asian="16pt" style:font-size-complex="16pt"/>
    </style:style>
    <style:style style:name="P10" style:family="paragraph" style:parent-style-name="Standard">
      <style:text-properties fo:font-size="16pt" officeooo:rsid="001ed996" officeooo:paragraph-rsid="001f9b82" style:font-size-asian="16pt" style:font-size-complex="16pt"/>
    </style:style>
    <style:style style:name="P11" style:family="paragraph" style:parent-style-name="Standard">
      <style:text-properties fo:font-size="16pt" fo:font-weight="bold" officeooo:rsid="001bd3e1" officeooo:paragraph-rsid="001bd3e1" style:font-size-asian="16pt" style:font-weight-asian="bold" style:font-size-complex="16pt" style:font-weight-complex="bold"/>
    </style:style>
    <style:style style:name="P12" style:family="paragraph" style:parent-style-name="Header">
      <style:paragraph-properties fo:text-align="center" style:justify-single-word="false"/>
      <style:text-properties fo:font-size="48pt" fo:font-weight="bold" officeooo:rsid="00189d17" officeooo:paragraph-rsid="00189d17" fo:background-color="transparent" style:font-size-asian="48pt" style:font-weight-asian="bold" style:font-size-complex="48pt" style:font-weight-complex="bold"/>
    </style:style>
    <style:style style:name="T1" style:family="text">
      <style:text-properties fo:color="#ff0000"/>
    </style:style>
    <style:style style:name="T2" style:family="text">
      <style:text-properties fo:color="#3465a4" fo:background-color="#ffffff" loext:char-shading-value="0"/>
    </style:style>
    <style:style style:name="T3" style:family="text">
      <style:text-properties fo:color="#000000" fo:background-color="#ffffff" loext:char-shading-value="0"/>
    </style:style>
    <style:style style:name="T4" style:family="text">
      <style:text-properties fo:font-size="16pt" officeooo:rsid="0019f374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ab85a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19f374" style:font-size-asian="16pt" style:font-weight-asian="bold" style:font-size-complex="16pt" style:font-weight-complex="bold"/>
    </style:style>
    <style:style style:name="T8" style:family="text">
      <style:text-properties officeooo:rsid="001ab85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cf072"/>
    </style:style>
    <style:style style:name="T11" style:family="text">
      <style:text-properties officeooo:rsid="001ed996"/>
    </style:style>
    <style:style style:name="T12" style:family="text">
      <style:text-properties officeooo:rsid="001f9b82"/>
    </style:style>
    <style:style style:name="T13" style:family="text">
      <style:text-properties officeooo:rsid="0020ba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6">In</text:span><text:span text:style-name="T5">ternet cafe </text:span><text:span text:style-name="T7">Business opportunity</text:span><text:span text:style-name="T4">:</text:span></text:p>
      <text:p text:style-name="P4">Training courses such as: </text:p>
      <text:p text:style-name="P9">General computing skills for beginners</text:p>
      <text:p text:style-name="P4"><text:span text:style-name="T8">D</text:span>atabase lessons, </text:p>
      <text:p text:style-name="P4">Graphics designs and application<text:span text:style-name="T8">s</text:span>, </text:p>
      <text:p text:style-name="P4">Basic computer lessons, <text:span text:style-name="T10">including software access including <text:s/>the software office suit, Graphics design programs and other applications</text:span>, </text:p>
      <text:p text:style-name="P4">Movies and music downloads, <text:span text:style-name="T10">saving files to USB drive or cloud storage</text:span> </text:p>
      <text:p text:style-name="P4">Gaming <text:span text:style-name="T10">C</text:span>entre – (Play station), </text:p>
      <text:p text:style-name="P4">Internet cafe with Drinks and snacks, </text:p>
      <text:p text:style-name="P4">Passport Photo and other Photography services, </text:p>
      <text:p text:style-name="P5">Printing and Scanning documents, <text:span text:style-name="T11">including business cards</text:span></text:p>
      <text:p text:style-name="P5"><text:span text:style-name="T11">Printing in colour as well as black- and -white</text:span></text:p>
      <text:p text:style-name="P8">Support with online government applications</text:p>
      <text:p text:style-name="P3">High speed Internet with WIFI – <text:span text:style-name="T11">timed and monitored t</text:span>okens <text:span text:style-name="T12">charged by minute or part of the hour on request,</text:span></text:p>
      <text:p text:style-name="P8">Customers can use their own laptops, tablets or phones with a discount</text:p>
      <text:p text:style-name="P9">Lamination services,</text:p>
      <text:p text:style-name="P10">Stationary, </text:p>
      <text:p text:style-name="P10">Web mail and instant <text:span text:style-name="T12">messaging services (e-mail)</text:span></text:p>
      <text:p text:style-name="P11"/>
      <text:p text:style-name="P6"><text:span text:style-name="T9">Advertisement post</text:span></text:p>
      <text:p text:style-name="P6">Digital Printing</text:p>
      <text:p text:style-name="P6">logo / web design</text:p>
      <text:p text:style-name="P6">Promotion Items</text:p>
      <text:p text:style-name="P6">Party Gifts</text:p>
      <text:p text:style-name="P6">Graphics Design</text:p>
      <text:p text:style-name="P6">Photo copying</text:p>
      <text:p text:style-name="P6">Colour Printing</text:p>
      <text:p text:style-name="P6">Mobile money Services</text:p>
      <text:p text:style-name="P6">Support services with Online Air Flight booking</text:p>
      <text:p text:style-name="P7">Fresh Juice from a Juicer and Snacks</text:p>
      <text:p text:style-name="P7">Food and Beverages</text:p>
      <text:p text:style-name="P7">Business Support <text:span text:style-name="T13">gaming ranking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48pt" fo:font-weight="bold" officeooo:rsid="00189d17" officeooo:paragraph-rsid="00189d17" fo:background-color="transparent" style:font-size-asian="48pt" style:font-weight-asian="bold" style:font-size-complex="48pt" style:font-weight-complex="bold"/>
    </style:style>
    <style:style style:name="MT1" style:family="text">
      <style:text-properties fo:color="#ff0000"/>
    </style:style>
    <style:style style:name="MT2" style:family="text">
      <style:text-properties fo:color="#3465a4" fo:background-color="#ffffff" loext:char-shading-value="0"/>
    </style:style>
    <style:style style:name="MT3" style:family="text">
      <style:text-properties fo:color="#000000" fo:background-color="#ffffff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ebe</text:span><text:span text:style-name="MT2">xports </text:span><text:span text:style-name="MT3">Ltd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30T18:30:44.728000000</meta:creation-date>
    <dc:date>2025-08-30T22:59:03.153000000</dc:date>
    <meta:editing-duration>PT1H21M10S</meta:editing-duration>
    <meta:editing-cycles>5</meta:editing-cycles>
    <meta:generator>Neat_Office/6.2.8.2$Windows_x86 LibreOffice_project/</meta:generator>
    <meta:document-statistic meta:table-count="0" meta:image-count="0" meta:object-count="0" meta:page-count="1" meta:paragraph-count="32" meta:word-count="170" meta:character-count="1169" meta:non-whitespace-character-count="1018"/>
  </office:meta>
</office:document-meta>
</file>